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6ae" officeooo:paragraph-rsid="00172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6:52:08.495914823</meta:creation-date>
    <dc:date>2015-02-10T16:52:40.221919093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4.2.7.2$Linux_X86_64 LibreOffice_project/420m0$Build-2</meta:generator>
  </office:meta>
</office:document-meta>
</file>